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Heading_20_4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2: HTTP в действии</text:h>
      <text:h text:style-name="P4" text:outline-level="4">1. URL и URI</text:h>
      <text:p text:style-name="P1">URL (Uniform Resource Locator) и URI (Uniform Resource Identifier) - это адреса, по которым можно найти ресурсы в сети Интернет. URL указывает на конкретное местоположение ресурса, включая протокол передачи (например, HTTP, HTTPS), доменное имя, путь к ресурсу и дополнительные параметры.</text:p>
      <text:p text:style-name="P1">Разбор структуры URL и URI помогает понять, как клиенты формируют запросы к серверу и как серверы возвращают запрошенные данные.</text:p>
      <text:h text:style-name="P4" text:outline-level="4">2. Заголовки HTTP</text:h>
      <text:p text:style-name="P1">HTTP-заголовки - это часть HTTP-сообщения, содержащая метаданные о запросе или ответе. Они передают информацию о типе содержимого, дате и времени, кодировке, кэшировании, аутентификации и других аспектах запроса или ответа.</text:p>
      <text:p text:style-name="P1">Заголовки используются для контроля и управления передачей данных между клиентом и сервером. Например, заголовки могут указывать серверу, какой тип данных ожидается или какой тип данных сервер передает клиенту.</text:p>
      <text:h text:style-name="P4" text:outline-level="4">3. Коды состояния HTTP</text:h>
      <text:p text:style-name="P1">HTTP-коды состояния - это числовые значения, возвращаемые сервером в ответ на запрос клиента. Они сообщают клиенту о статусе выполнения запроса. Некоторые основные коды состояния включают:</text:p>
      <text:list xml:id="list2033220578499976312" text:style-name="L1">
        <text:list-item>
          <text:p text:style-name="P3"><text:span text:style-name="Strong_20_Emphasis">200 OK</text:span>: Успешный запрос.</text:p>
        </text:list-item>
        <text:list-item>
          <text:p text:style-name="P3"><text:span text:style-name="Strong_20_Emphasis">404 Not Found</text:span>: Запрашиваемый ресурс не найден.</text:p>
        </text:list-item>
        <text:list-item>
          <text:p text:style-name="P2"><text:span text:style-name="Strong_20_Emphasis">500 Internal Server Error</text:span>: Ошибка на стороне сервера и т.д.</text:p>
        </text:list-item>
      </text:list>
      <text:p text:style-name="P1">Понимание кодов состояния помогает разработчикам определять успешность или ошибки в выполнении запросов и адекватно обрабатывать эти сценарии.</text:p>
      <text:h text:style-name="P4" text:outline-level="4">4. Сессии и куки</text:h>
      <text:p text:style-name="P1">HTTP, как протокол без сохранения состояния, использует механизмы сессий и куки для сохранения информации о состоянии между запросами клиента к серверу. Куки - это данные, которые сервер отправляет клиенту для хранения на его стороне, а сессии - это уникальные идентификаторы, которые сервер использует для отслеживания состояния клиента.</text:p>
      <text:p text:style-name="P1">Эти механизмы помогают приложениям сохранять информацию о пользователях, их предпочтениях и авторизации в течение сеанса работы.</text:p>
      <text:h text:style-name="P4" text:outline-level="4">Заключение</text:h>
      <text:p text:style-name="P1">Глава 2 обеспечивает более глубокое понимание того, как HTTP работает на практике, рассматривая ключевые аспекты, такие как URL и URI, заголовки, коды состояния и механизмы сессий и куки. Это позволяет разработчикам более эффективно взаимодействовать с протоколом и решать разнообразные задачи при разработке веб-приложений и сервис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5:23:13.44</dc:date>
    <meta:document-statistic meta:table-count="0" meta:image-count="0" meta:object-count="0" meta:page-count="1" meta:paragraph-count="18" meta:word-count="311" meta:character-count="2213"/>
    <dc:creator>Dima Wide</dc:creator>
    <meta:user-defined meta:name="Info 1"/>
    <meta:user-defined meta:name="Info 2"/>
    <meta:user-defined meta:name="Info 3"/>
    <meta:user-defined meta:name="Info 4"/>
  </office:meta>
</office:document-meta>
</file>